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67cm" fo:min-width="0.17cm" fo:wrap-option="wrap"/>
    </style:style>
    <style:style style:name="gr4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4.4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6.168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72cm" fo:min-width="6.4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4.179cm" svg:y="11.7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262cm" svg:y="13.0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562cm" svg:y="13.0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962cm" svg:y="13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462cm" svg:y="13.0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63cm" svg:height="1.27cm" svg:x="6.079cm" svg:y="16.32cm">
          <text:p text:style-name="P1">Node shift =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162cm" svg:y="17.6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462cm" svg:y="17.6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2cm" svg:y="17.6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3.362cm" svg:y="17.6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63cm" svg:height="1.27cm" svg:x="7.679cm" svg:y="20.42cm">
          <text:p text:style-name="P1">Node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762cm" svg:y="21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062cm" svg:y="21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2.462cm" svg:y="21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4.962cm" svg:y="21.7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2cm" svg:height="1.587cm" svg:x="9.698cm" svg:y="23.78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5231.0598111228 -17070.52896725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Style 1" draw:style-name="gr4" draw:text-style-name="P4" draw:layer="layout" svg:width="5.023cm" svg:height="2.511cm" svg:x="8.427cm" svg:y="24.102cm">
          <text:p text:style-name="P3"><text:span text:style-name="T1">0x8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9.863cm" svg:height="1.27cm" svg:x="4.079cm" svg:y="8.4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162cm" svg:y="9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462cm" svg:y="9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862cm" svg:y="9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362cm" svg:y="9.707cm">
          <text:p text:style-name="P1">Entry 7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935cm" svg:y1="10.767cm" svg:x2="8.745cm" svg:y2="11.402cm">
          <text:p/>
        </draw:line>
        <draw:line draw:style-name="gr6" draw:text-style-name="P5" draw:layer="layout" svg:x1="7.475cm" svg:y1="13.942cm" svg:x2="10.015cm" svg:y2="16.165cm">
          <text:p/>
        </draw:line>
        <draw:line draw:style-name="gr7" draw:text-style-name="P5" draw:layer="layout" svg:x1="7.475cm" svg:y1="18.705cm" svg:x2="8.11cm" svg:y2="20.292cm">
          <text:p/>
        </draw:line>
        <draw:custom-shape draw:style-name="gr8" draw:text-style-name="P2" draw:layer="layout" svg:width="6.667cm" svg:height="1.587cm" svg:x="6.205cm" svg:y="5.052cm">
          <text:p text:style-name="P2">xas_load index == 64</text:p>
          <draw:enhanced-geometry svg:viewBox="0 0 21600 21600" draw:glue-points="10800 0 0 10800 10800 21600 21600 10800 ?f40 ?f41" draw:text-areas="0 0 21600 21600" draw:type="rectangular-callout" draw:modifiers="965.326934613077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6.985cm" svg:height="2.222cm" svg:x="15.095cm" svg:y="8.545cm">
          <text:p text:style-name="P2">Offset: 64&gt;&gt;9&amp;7 == 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985cm" svg:height="2.222cm" svg:x="15.095cm" svg:y="11.745cm">
          <text:p text:style-name="P2">Offset: 64&gt;&gt;6&amp;7 == 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985cm" svg:height="2.222cm" svg:x="16.195cm" svg:y="16.245cm">
          <text:p text:style-name="P2">Offset: 64&gt;&gt;3&amp;7 == 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985cm" svg:height="2.222cm" svg:x="15.495cm" svg:y="23.045cm">
          <text:p text:style-name="P2">Offset: 64&gt;&gt;0&amp;7 ==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08T09:34:44.572250617</dc:date>
    <meta:editing-duration>PT36M24S</meta:editing-duration>
    <meta:editing-cycles>6</meta:editing-cycles>
    <meta:generator>LibreOffice/7.3.7.2$Linux_X86_64 LibreOffice_project/30$Build-2</meta:generator>
    <meta:document-statistic meta:object-count="30"/>
  </office:meta>
</office:document-meta>
</file>